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able:cell-range-source table:name="CSV_all" xlink:type="simple" xlink:href="../california.csv" table:filter-name="Text - txt - csv (StarCalc)" table:filter-options="9/59/44,34,76,1,,0,false,false,true,false,false" table:last-column-spanned="5" table:last-row-spanned="17"/>
            <text:p>COUNTY</text:p>
          </table:table-cell>
          <table:table-cell office:value-type="string" calcext:value-type="string">
            <text:p>POPULATION_201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ICU BED COUNT</text:p>
          </table:table-cell>
          <table:table-cell table:style-name="Default" office:value-type="string" calcext:value-type="string">
            <text:p>ICU PER CAPITA</text:p>
          </table:table-cell>
          <table:table-cell table:style-name="Default" office:value-type="string" calcext:value-type="string">
            <text:p>CONFIRMED PER CAPITA</text:p>
          </table:table-cell>
          <table:table-cell table:style-name="Default" office:value-type="string" calcext:value-type="string">
            <text:p>DEATHS PER CAPITA</text:p>
          </table:table-cell>
          <table:table-cell table:style-name="Default" office:value-type="string" calcext:value-type="string">
            <text:p>CONFIRMED PER ICU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3010232" calcext:value-type="float">
            <text:p>30102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table:formula="of:=([.E2]/[.B2])" office:value-type="float" office:value="0.000206628592081939" calcext:value-type="float">
            <text:p>.0002066286</text:p>
          </table:table-cell>
          <table:table-cell table:formula="of:=([.C2]/[.B2])" office:value-type="float" office:value="0.000000996600926440221" calcext:value-type="float">
            <text:p>.0000009966</text:p>
          </table:table-cell>
          <table:table-cell table:formula="of:=([.D2]/[.B2])" office:value-type="float" office:value="0" calcext:value-type="float">
            <text:p>.0000000000</text:p>
          </table:table-cell>
          <table:table-cell table:formula="of:=([.C2]/[.E2])" office:value-type="float" office:value="0.00482315112540193" calcext:value-type="float">
            <text:p>.0048231511</text:p>
          </table:table-cell>
        </table:table-row>
        <table:table-row table:style-name="ro1">
          <table:table-cell office:value-type="string" calcext:value-type="string">
            <text:p>LOS ANGELES</text:p>
          </table:table-cell>
          <table:table-cell office:value-type="float" office:value="9818605" calcext:value-type="float">
            <text:p>98186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92" calcext:value-type="float">
            <text:p>2192</text:p>
          </table:table-cell>
          <table:table-cell table:formula="of:=([.E3]/[.B3])" office:value-type="float" office:value="0.000223249636786488" calcext:value-type="float">
            <text:p>.0002232496</text:p>
          </table:table-cell>
          <table:table-cell table:formula="of:=([.C3]/[.B3])" office:value-type="float" office:value="0.000000712932234263421" calcext:value-type="float">
            <text:p>.0000007129</text:p>
          </table:table-cell>
          <table:table-cell table:formula="of:=([.D3]/[.B3])" office:value-type="float" office:value="0" calcext:value-type="float">
            <text:p>.0000000000</text:p>
          </table:table-cell>
          <table:table-cell table:formula="of:=([.C3]/[.E3])" office:value-type="float" office:value="0.00319343065693431" calcext:value-type="float">
            <text:p>.0031934307</text:p>
          </table:table-cell>
        </table:table-row>
        <table:table-row table:style-name="ro1">
          <table:table-cell office:value-type="string" calcext:value-type="string">
            <text:p>SANTA CLARA</text:p>
          </table:table-cell>
          <table:table-cell office:value-type="float" office:value="1781642" calcext:value-type="float">
            <text:p>178164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table:formula="of:=([.E4]/[.B4])" office:value-type="float" office:value="0.000245840634650508" calcext:value-type="float">
            <text:p>.0002458406</text:p>
          </table:table-cell>
          <table:table-cell table:formula="of:=([.C4]/[.B4])" office:value-type="float" office:value="0.00000785791982901166" calcext:value-type="float">
            <text:p>.0000078579</text:p>
          </table:table-cell>
          <table:table-cell table:formula="of:=([.D4]/[.B4])" office:value-type="float" office:value="0" calcext:value-type="float">
            <text:p>.0000000000</text:p>
          </table:table-cell>
          <table:table-cell table:formula="of:=([.C4]/[.E4])" office:value-type="float" office:value="0.0319634703196347" calcext:value-type="float">
            <text:p>.0319634703</text:p>
          </table:table-cell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float" office:value="805235" calcext:value-type="float">
            <text:p>8052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table:formula="of:=([.E5]/[.B5])" office:value-type="float" office:value="0.000414785745776078" calcext:value-type="float">
            <text:p>.0004147857</text:p>
          </table:table-cell>
          <table:table-cell table:formula="of:=([.C5]/[.B5])" office:value-type="float" office:value="0.00000372562047104261" calcext:value-type="float">
            <text:p>.0000037256</text:p>
          </table:table-cell>
          <table:table-cell table:formula="of:=([.D5]/[.B5])" office:value-type="float" office:value="0" calcext:value-type="float">
            <text:p>.0000000000</text:p>
          </table:table-cell>
          <table:table-cell table:formula="of:=([.C5]/[.E5])" office:value-type="float" office:value="0.00898203592814371" calcext:value-type="float">
            <text:p>.0089820359</text:p>
          </table:table-cell>
        </table:table-row>
        <table:table-row table:style-name="ro1">
          <table:table-cell office:value-type="string" calcext:value-type="string">
            <text:p>SAN DIEGO</text:p>
          </table:table-cell>
          <table:table-cell office:value-type="float" office:value="3095313" calcext:value-type="float">
            <text:p>30953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table:formula="of:=([.E6]/[.B6])" office:value-type="float" office:value="0.000193195324673143" calcext:value-type="float">
            <text:p>.0001931953</text:p>
          </table:table-cell>
          <table:table-cell table:formula="of:=([.C6]/[.B6])" office:value-type="float" office:value="0.000000323069104804587" calcext:value-type="float">
            <text:p>.0000003231</text:p>
          </table:table-cell>
          <table:table-cell table:formula="of:=([.D6]/[.B6])" office:value-type="float" office:value="0" calcext:value-type="float">
            <text:p>.0000000000</text:p>
          </table:table-cell>
          <table:table-cell table:formula="of:=([.C6]/[.E6])" office:value-type="float" office:value="0.00167224080267559" calcext:value-type="float">
            <text:p>.0016722408</text:p>
          </table:table-cell>
        </table:table-row>
        <table:table-row table:style-name="ro1">
          <table:table-cell office:value-type="string" calcext:value-type="string">
            <text:p>MARIN</text:p>
          </table:table-cell>
          <table:table-cell office:value-type="float" office:value="252409" calcext:value-type="float">
            <text:p>2524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[.E7]/[.B7])" office:value-type="float" office:value="0.000118854715957038" calcext:value-type="float">
            <text:p>.0001188547</text:p>
          </table:table-cell>
          <table:table-cell table:formula="of:=([.C7]/[.B7])" office:value-type="float" office:value="0.0000039618238652346" calcext:value-type="float">
            <text:p>.0000039618</text:p>
          </table:table-cell>
          <table:table-cell table:formula="of:=([.D7]/[.B7])" office:value-type="float" office:value="0" calcext:value-type="float">
            <text:p>.0000000000</text:p>
          </table:table-cell>
          <table:table-cell table:formula="of:=([.C7]/[.E7])" office:value-type="float" office:value="0.0333333333333333" calcext:value-type="float">
            <text:p>.0333333333</text:p>
          </table:table-cell>
        </table:table-row>
        <table:table-row table:style-name="ro1">
          <table:table-cell office:value-type="string" calcext:value-type="string">
            <text:p>SONOMA</text:p>
          </table:table-cell>
          <table:table-cell office:value-type="float" office:value="483878" calcext:value-type="float">
            <text:p>4838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([.E8]/[.B8])" office:value-type="float" office:value="0.000148797837471429" calcext:value-type="float">
            <text:p>.0001487978</text:p>
          </table:table-cell>
          <table:table-cell table:formula="of:=([.C8]/[.B8])" office:value-type="float" office:value="0.00000413327326309524" calcext:value-type="float">
            <text:p>.0000041333</text:p>
          </table:table-cell>
          <table:table-cell table:formula="of:=([.D8]/[.B8])" office:value-type="float" office:value="0" calcext:value-type="float">
            <text:p>.0000000000</text:p>
          </table:table-cell>
          <table:table-cell table:formula="of:=([.C8]/[.E8])" office:value-type="float" office:value="0.0277777777777778" calcext:value-type="float">
            <text:p>.0277777778</text:p>
          </table:table-cell>
        </table:table-row>
        <table:table-row table:style-name="ro1">
          <table:table-cell office:value-type="string" calcext:value-type="string">
            <text:p>SOLANO</text:p>
          </table:table-cell>
          <table:table-cell office:value-type="float" office:value="413344" calcext:value-type="float">
            <text:p>41334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formula="of:=([.E9]/[.B9])" office:value-type="float" office:value="0.000198381977239297" calcext:value-type="float">
            <text:p>.0001983820</text:p>
          </table:table-cell>
          <table:table-cell table:formula="of:=([.C9]/[.B9])" office:value-type="float" office:value="0.0000314508012696447" calcext:value-type="float">
            <text:p>.0000314508</text:p>
          </table:table-cell>
          <table:table-cell table:formula="of:=([.D9]/[.B9])" office:value-type="float" office:value="0" calcext:value-type="float">
            <text:p>.0000000000</text:p>
          </table:table-cell>
          <table:table-cell table:formula="of:=([.C9]/[.E9])" office:value-type="float" office:value="0.158536585365854" calcext:value-type="float">
            <text:p>.1585365854</text:p>
          </table:table-cell>
        </table:table-row>
        <table:table-row table:style-name="ro1">
          <table:table-cell office:value-type="string" calcext:value-type="string">
            <text:p>NAPA</text:p>
          </table:table-cell>
          <table:table-cell office:value-type="float" office:value="136484" calcext:value-type="float">
            <text:p>136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([.E10]/[.B10])" office:value-type="float" office:value="0.000351689575334838" calcext:value-type="float">
            <text:p>.0003516896</text:p>
          </table:table-cell>
          <table:table-cell table:formula="of:=([.C10]/[.B10])" office:value-type="float" office:value="0.00000732686615280912" calcext:value-type="float">
            <text:p>.0000073269</text:p>
          </table:table-cell>
          <table:table-cell table:formula="of:=([.D10]/[.B10])" office:value-type="float" office:value="0" calcext:value-type="float">
            <text:p>.0000000000</text:p>
          </table:table-cell>
          <table:table-cell table:formula="of:=([.C10]/[.E10])" office:value-type="float" office:value="0.0208333333333333" calcext:value-type="float">
            <text:p>.0208333333</text:p>
          </table:table-cell>
        </table:table-row>
        <table:table-row table:style-name="ro1">
          <table:table-cell office:value-type="string" calcext:value-type="string">
            <text:p>HUMBOLDT</text:p>
          </table:table-cell>
          <table:table-cell office:value-type="float" office:value="134623" calcext:value-type="float">
            <text:p>1346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[.E11]/[.B11])" office:value-type="float" office:value="0.000193131931393595" calcext:value-type="float">
            <text:p>.0001931319</text:p>
          </table:table-cell>
          <table:table-cell table:formula="of:=([.C11]/[.B11])" office:value-type="float" office:value="0.00000742815120744598" calcext:value-type="float">
            <text:p>.0000074282</text:p>
          </table:table-cell>
          <table:table-cell table:formula="of:=([.D11]/[.B11])" office:value-type="float" office:value="0" calcext:value-type="float">
            <text:p>.0000000000</text:p>
          </table:table-cell>
          <table:table-cell table:formula="of:=([.C11]/[.E11])" office:value-type="float" office:value="0.0384615384615385" calcext:value-type="float">
            <text:p>.0384615385</text:p>
          </table:table-cell>
        </table:table-row>
        <table:table-row table:style-name="ro1">
          <table:table-cell office:value-type="string" calcext:value-type="string">
            <text:p>SACRAMENTO</text:p>
          </table:table-cell>
          <table:table-cell office:value-type="float" office:value="1418788" calcext:value-type="float">
            <text:p>14187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table:formula="of:=([.E12]/[.B12])" office:value-type="float" office:value="0.000265014928234521" calcext:value-type="float">
            <text:p>.0002650149</text:p>
          </table:table-cell>
          <table:table-cell table:formula="of:=([.C12]/[.B12])" office:value-type="float" office:value="0.00000140965387358788" calcext:value-type="float">
            <text:p>.0000014097</text:p>
          </table:table-cell>
          <table:table-cell table:formula="of:=([.D12]/[.B12])" office:value-type="float" office:value="0" calcext:value-type="float">
            <text:p>.0000000000</text:p>
          </table:table-cell>
          <table:table-cell table:formula="of:=([.C12]/[.E12])" office:value-type="float" office:value="0.00531914893617021" calcext:value-type="float">
            <text:p>.0053191489</text:p>
          </table:table-cell>
        </table:table-row>
        <table:table-row table:style-name="ro1">
          <table:table-cell office:value-type="string" calcext:value-type="string">
            <text:p>ALAMEDA</text:p>
          </table:table-cell>
          <table:table-cell office:value-type="float" office:value="1510271" calcext:value-type="float">
            <text:p>15102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formula="of:=([.E13]/[.B13])" office:value-type="float" office:value="0.0001926806513533" calcext:value-type="float">
            <text:p>.0001926807</text:p>
          </table:table-cell>
          <table:table-cell table:formula="of:=([.C13]/[.B13])" office:value-type="float" office:value="0.00000132426564503986" calcext:value-type="float">
            <text:p>.0000013243</text:p>
          </table:table-cell>
          <table:table-cell table:formula="of:=([.D13]/[.B13])" office:value-type="float" office:value="0" calcext:value-type="float">
            <text:p>.0000000000</text:p>
          </table:table-cell>
          <table:table-cell table:formula="of:=([.C13]/[.E13])" office:value-type="float" office:value="0.00687285223367698" calcext:value-type="float">
            <text:p>.0068728522</text:p>
          </table:table-cell>
        </table:table-row>
        <table:table-row table:style-name="ro1">
          <table:table-cell office:value-type="string" calcext:value-type="string">
            <text:p>WALLA WALLA</text:p>
          </table:table-cell>
          <table:table-cell office:value-type="float" office:value="58781" calcext:value-type="float">
            <text:p>587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([.E14]/[.B14])" office:value-type="float" office:value="0.0013609839914258" calcext:value-type="float">
            <text:p>.0013609840</text:p>
          </table:table-cell>
          <table:table-cell table:formula="of:=([.C14]/[.B14])" office:value-type="float" office:value="0.0000170122998928225" calcext:value-type="float">
            <text:p>.0000170123</text:p>
          </table:table-cell>
          <table:table-cell table:formula="of:=([.D14]/[.B14])" office:value-type="float" office:value="0" calcext:value-type="float">
            <text:p>.0000000000</text:p>
          </table:table-cell>
          <table:table-cell table:formula="of:=([.C14]/[.E14])" office:value-type="float" office:value="0.0125" calcext:value-type="float">
            <text:p>.0125000000</text:p>
          </table:table-cell>
        </table:table-row>
        <table:table-row table:style-name="ro1">
          <table:table-cell office:value-type="string" calcext:value-type="string">
            <text:p>PLACER</text:p>
          </table:table-cell>
          <table:table-cell office:value-type="float" office:value="348432" calcext:value-type="float">
            <text:p>3484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formula="of:=([.E15]/[.B15])" office:value-type="float" office:value="0.000166460026633604" calcext:value-type="float">
            <text:p>.0001664600</text:p>
          </table:table-cell>
          <table:table-cell table:formula="of:=([.C15]/[.B15])" office:value-type="float" office:value="0.00000574000091840015" calcext:value-type="float">
            <text:p>.0000057400</text:p>
          </table:table-cell>
          <table:table-cell table:formula="of:=([.D15]/[.B15])" office:value-type="float" office:value="0.00000287000045920007" calcext:value-type="float">
            <text:p>.0000028700</text:p>
          </table:table-cell>
          <table:table-cell table:formula="of:=([.C15]/[.E15])" office:value-type="float" office:value="0.0344827586206897" calcext:value-type="float">
            <text:p>.0344827586</text:p>
          </table:table-cell>
        </table:table-row>
        <table:table-row table:style-name="ro1">
          <table:table-cell office:value-type="string" calcext:value-type="string">
            <text:p>SAN MATEO</text:p>
          </table:table-cell>
          <table:table-cell office:value-type="float" office:value="718451" calcext:value-type="float">
            <text:p>7184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formula="of:=([.E16]/[.B16])" office:value-type="float" office:value="0.000133620803645621" calcext:value-type="float">
            <text:p>.0001336208</text:p>
          </table:table-cell>
          <table:table-cell table:formula="of:=([.C16]/[.B16])" office:value-type="float" office:value="0.00000139188337130855" calcext:value-type="float">
            <text:p>.0000013919</text:p>
          </table:table-cell>
          <table:table-cell table:formula="of:=([.D16]/[.B16])" office:value-type="float" office:value="0" calcext:value-type="float">
            <text:p>.0000000000</text:p>
          </table:table-cell>
          <table:table-cell table:formula="of:=([.C16]/[.E16])" office:value-type="float" office:value="0.0104166666666667" calcext:value-type="float">
            <text:p>.0104166667</text:p>
          </table:table-cell>
        </table:table-row>
        <table:table-row table:style-name="ro1">
          <table:table-cell office:value-type="string" calcext:value-type="string">
            <text:p>CONTRA COSTA</text:p>
          </table:table-cell>
          <table:table-cell office:value-type="float" office:value="1049025" calcext:value-type="float">
            <text:p>1049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formula="of:=([.E17]/[.B17])" office:value-type="float" office:value="0.00016110197564405" calcext:value-type="float">
            <text:p>.0001611020</text:p>
          </table:table-cell>
          <table:table-cell table:formula="of:=([.C17]/[.B17])" office:value-type="float" office:value="0.000000953266128071304" calcext:value-type="float">
            <text:p>.0000009533</text:p>
          </table:table-cell>
          <table:table-cell table:formula="of:=([.D17]/[.B17])" office:value-type="float" office:value="0" calcext:value-type="float">
            <text:p>.0000000000</text:p>
          </table:table-cell>
          <table:table-cell table:formula="of:=([.C17]/[.E17])" office:value-type="float" office:value="0.00591715976331361" calcext:value-type="float">
            <text:p>.00591715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8" loext:min-decimal-places="8" number:min-integer-digits="2"/>
    </number:number-style>
    <number:number-style style:name="N122">
      <number:number number:decimal-places="10" loext:min-decimal-places="1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5T11:10:30.410633860</meta:creation-date>
    <dc:date>2020-03-05T11:16:10.328663620</dc:date>
    <meta:editing-duration>PT5M40S</meta:editing-duration>
    <meta:editing-cycles>1</meta:editing-cycles>
    <meta:document-statistic meta:table-count="1" meta:cell-count="153" meta:object-count="0"/>
    <meta:generator>LibreOffice/6.4.1.2$MacOSX_X86_64 LibreOffice_project/4d224e95b98b138af42a64d84056446d09082932</meta:generator>
  </office:meta>
</office:document-meta>
</file>